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 fo:padding="0.049cm" fo:border="0.002cm solid #000000" style:shadow="none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 fo:padding="0.049cm" fo:border="0.002cm solid #000000" style:shadow="non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 fo:break-before="page" fo:padding="0cm" fo:border="none" style:shadow="non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 fo:padding="0cm" fo:border="none" style:shadow="none"/>
      <style:text-properties fo:font-size="20pt" fo:font-weight="bold" style:font-size-asian="20pt" style:font-weight-asian="bold" style:font-size-complex="2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Leer con moderación</text:p>
      <text:p text:style-name="P4"/>
      <text:p text:style-name="P4">Juanjo Conti</text:p>
      <text:p text:style-name="P4"/>
      <text:p text:style-name="P6"/>
      <text:p text:style-name="P3"/>
      <text:p text:style-name="P3">Leer con moderación</text:p>
      <text:p text:style-name="P4"/>
      <text:p text:style-name="P4">Juanjo Conti</text:p>
      <text:p text:style-name="P4"/>
      <text:p text:style-name="P6"/>
      <text:p text:style-name="P3"/>
      <text:p text:style-name="P3">Leer con moderación</text:p>
      <text:p text:style-name="P4"/>
      <text:p text:style-name="P4">Juanjo Conti</text:p>
      <text:p text:style-name="P4"/>
      <text:p text:style-name="P6"/>
      <text:p text:style-name="P3"/>
      <text:p text:style-name="P3">Leer con moderación</text:p>
      <text:p text:style-name="P4"/>
      <text:p text:style-name="P4">Juanjo Conti</text:p>
      <text:p text:style-name="P4"/>
      <text:p text:style-name="P6"/>
      <text:p text:style-name="P3"/>
      <text:p text:style-name="P4"/>
      <text:p text:style-name="P5"/>
      <text:p text:style-name="P3">Leer con moderación</text:p>
      <text:p text:style-name="P4"/>
      <text:p text:style-name="P4">Juanjo Conti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8.467cm" fo:margin-right="4.49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Conti</meta:initial-creator>
    <meta:creation-date>2012-12-27T20:21:57</meta:creation-date>
    <meta:printed-by>Juan Conti</meta:printed-by>
    <meta:print-date>2012-12-29T15:54:57</meta:print-date>
    <meta:document-statistic meta:table-count="0" meta:image-count="0" meta:object-count="0" meta:page-count="2" meta:paragraph-count="10" meta:word-count="25" meta:character-count="155"/>
    <dc:date>2012-12-30T16:07:53</dc:date>
    <dc:creator>Juan Conti</dc:creator>
    <meta:editing-duration>PT23H25M11S</meta:editing-duration>
    <meta:editing-cycles>1</meta:editing-cycles>
    <meta:generator>OpenOffice.org/3.2$Linux OpenOffice.org_project/320m12$Build-9483</meta:generator>
  </office:meta>
</office:document-meta>
</file>